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{Edwards, 2003 #260}</text:p>
      <text:p text:style-name="Text_20_body"><text:span text:style-name="T1">Edwards, P. N.</text:span> 2003 'Infrastructure and Modernity: Force, Time, and Social Organization in the History of Sociotechnical Systems', in T. J. Misa, P. Brey and A. Feenberg (eds) <text:span text:style-name="T2">Modernity and technology</text:span>, Cambridge, Mass.: MIT Press.</text:p>
      <text:p text:style-name="Text_20_body">If to be modern is to live within multiple, linked infrastructures, then it is also to inhabit and traverse multiple scales of force, time and social organization. 222</text:p>
      <text:p text:style-name="Text_20_body">constructivist arguments not only depend upon, but actually function by, <text:span text:style-name="T2">reduction to micro scales of time and social organization. </text:span><text:span text:style-name="T3">223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abm</meta:initial-creator>
    <meta:creation-date>2008-10-17T11:23:24</meta:creation-date>
    <dc:creator>abm</dc:creator>
    <dc:date>2008-11-18T16:42:33</dc:date>
    <meta:editing-cycles>3</meta:editing-cycles>
    <meta:editing-duration>PT5M4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" meta:word-count="86" meta:character-count="552"/>
  </office:meta>
</office:document-meta>
</file>